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1in" fo:margin-right="0in" fo:text-indent="0in" style:auto-text-indent="false"/>
    </style:style>
    <style:style style:name="T1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hould be done:</text:p>
      <text:p text:style-name="Text_20_body">-<text:span text:style-name="T1">          </text:span>The interface for seeing the amount due for each account, the ability to choose a payment method and select an amount to pay per account, plus the ability to add a contribution and display a transaction fee (if either is allowed or required), along with the ability to choose a payment date, should be able to be in place.</text:p>
      <text:p text:style-name="Text_20_body">-<text:span text:style-name="T1">          </text:span>Hopefully, the login bug has been resolved.</text:p>
      <text:p text:style-name="Text_20_body">-<text:span text:style-name="T1">          </text:span>The payment date dropdown should only allow business days to be selected.</text:p>
      <text:p text:style-name="Text_20_body"> </text:p>
      <text:p text:style-name="Text_20_body">The following are things that need to be completed, that you likely do not have enough information for yet:</text:p>
      <text:p text:style-name="Text_20_body"> </text:p>
      <text:p text:style-name="Text_20_body">1.<text:span text:style-name="T1">       </text:span>The ability to calculate a percentage based transaction fee, and get the exact same result the website would get.  I have built a function for this and exposed it as a webmethod.  It is called “CalculateTransactionFee” and takes in the total amount being paid, the contribution amount, the discount amount, the business ID, and the payment method id, returning the transaction fee amount.</text:p>
      <text:p text:style-name="Text_20_body">2.<text:span text:style-name="T1">       </text:span>The ability to make a payment.  The function is called “InitiatePayment”.  You’ll have to take a look at the webservice description for all the parameters and what the types are, but here are some of the important pieces:</text:p>
      <text:p text:style-name="P1">a.<text:span text:style-name="T1">       </text:span>authenticationHash – you get this after the login has occurred as a return from the ValidateLogin function, and it’s needed for all calls after that function has been called.</text:p>
      <text:p text:style-name="P1">b.<text:span text:style-name="T1">      </text:span>businessId – this was gotten from the VendorList call, and is “vendorId” in the ValidateLogin function</text:p>
      <text:p text:style-name="P1">c.<text:span text:style-name="T1">       </text:span>customerNumber – this is included in the information returned from the ValidateLogin function</text:p>
      <text:p text:style-name="P1">d.<text:span text:style-name="T1">      </text:span>accountPaymentArray – this needs to be created by you, with the following pieces of information filled out: the AccountNumber and the AmountPaid for that account number.</text:p>
      <text:p text:style-name="P1">e.<text:span text:style-name="T1">      </text:span>contributionAmount – should be obvious where to get this</text:p>
      <text:p text:style-name="P1">f.<text:span text:style-name="T1">        </text:span>paymentDate – should either be the date entered by the user in the app – which should default to today’s date.</text:p>
      <text:p text:style-name="P1">g.<text:span text:style-name="T1">       </text:span>paymentMethodId – should be the payment method chosen by the user</text:p>
      <text:p text:style-name="P1">h.<text:span text:style-name="T1">      </text:span>ccv2 – this is the card code, and should be entered in by the user if the select a credit card as a payment method.</text:p>
      <text:p text:style-name="P1">i.<text:span text:style-name="T1">         </text:span>Out parameter xmlReceipt – this will return the information you need to display if the payment was successful.</text:p>
      <text:p text:style-name="P1">j.<text:span text:style-name="T1">        </text:span>The function returns a string, and if it is not blank, an error description is contained in that string and should be displayed to the user.</text:p>
      <text:p text:style-name="Text_20_body">3.<text:span text:style-name="T1">       </text:span>Please go ahead and get this tested using checking and savings accounts for now.  You can also use the fake credit card Rick gave you to test credit cards.</text:p>
      <text:p text:style-name="Text_20_body"> </text:p>
      <text:p text:style-name="Text_20_body"><text:soft-page-break/>Let me know if you need any more information, and let me know the status of the project when you get the chance.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k Warren</meta:initial-creator>
    <meta:creation-date>2012-09-08T11:02:50</meta:creation-date>
    <meta:document-statistic meta:table-count="0" meta:image-count="0" meta:object-count="0" meta:page-count="2" meta:paragraph-count="23" meta:word-count="466" meta:character-count="2724"/>
    <dc:date>2012-09-08T11:04:20</dc:date>
    <dc:creator>Hank Warren</dc:creator>
    <meta:editing-duration>PT1M32S</meta:editing-duration>
    <meta:editing-cycles>1</meta:editing-cycles>
    <meta:generator>OpenOffice.org/3.3$Unix OpenOffice.org_project/330m20$Build-9567</meta:generator>
  </office:meta>
</office:document-meta>
</file>